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 fo:min-height="0cm" fo:min-width="0cm"/>
    </style:style>
    <style:style style:name="gr2" style:family="graphic" style:parent-style-name="BlackWhite">
      <style:graphic-properties fo:min-height="0cm" fo:min-width="0cm"/>
    </style:style>
    <style:style style:name="gr3" style:family="graphic" style:parent-style-name="text">
      <style:graphic-properties fo:min-height="0.319cm"/>
    </style:style>
    <style:style style:name="gr4" style:family="graphic" style:parent-style-name="standard">
      <style:graphic-properties draw:marker-start="StrokedCircle" draw:textarea-horizontal-align="center" draw:textarea-vertical-align="bottom"/>
    </style:style>
    <style:style style:name="gr5" style:family="graphic" style:parent-style-name="standard">
      <style:graphic-properties draw:marker-start="StrokedDiamond" draw:textarea-horizontal-align="center" draw:textarea-vertical-align="bottom"/>
    </style:style>
    <style:style style:name="gr6" style:family="graphic" style:parent-style-name="standard">
      <style:graphic-properties draw:marker-start="Arrow" draw:textarea-horizontal-align="center" draw:textarea-vertical-align="bottom"/>
    </style:style>
    <style:style style:name="gr7" style:family="graphic" style:parent-style-name="standard">
      <style:graphic-properties draw:marker-start="FilledDiamond" draw:textarea-horizontal-align="center" draw:textarea-vertical-align="bottom"/>
    </style:style>
    <style:style style:name="gr8" style:family="graphic" style:parent-style-name="standard">
      <style:graphic-properties draw:stroke="dash" draw:stroke-dash="UML_20_Dash" draw:marker-start="Arrow" draw:textarea-horizontal-align="center" draw:textarea-vertical-align="bottom"/>
    </style:style>
    <style:style style:name="gr9" style:family="graphic" style:parent-style-name="standard">
      <style:graphic-properties draw:marker-start="StrokedTriangle" draw:textarea-horizontal-align="center" draw:textarea-vertical-align="bottom"/>
    </style:style>
    <style:style style:name="gr10" style:family="graphic" style:parent-style-name="standard">
      <style:graphic-properties draw:stroke="dash" draw:stroke-dash="UML_20_Dash" draw:marker-start="StrokedTriangle" draw:textarea-horizontal-align="center" draw:textarea-vertical-align="bottom"/>
    </style:style>
    <style:style style:name="gr11" style:family="graphic" style:parent-style-name="standard">
      <style:graphic-properties draw:marker-start="StrokedHalfCircle" draw:textarea-horizontal-align="center" draw:textarea-vertical-align="bottom"/>
    </style:style>
    <style:style style:name="gr12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lasses, Components, and Deployments" draw:style-name="dp1" draw:master-page-name="Default">
        <office:forms form:automatic-focus="false" form:apply-design-mode="false"/>
        <draw:custom-shape draw:name="ClassName" draw:style-name="SolidLine" draw:text-style-name="P2" draw:layer="layout" svg:width="4cm" svg:height="1.62cm" svg:x="1cm" svg:y="1cm">
          <text:p text:style-name="P1">ClassName</text:p>
          <draw:enhanced-geometry svg:viewBox="0 0 1000 404" draw:text-areas="0 0 1000 404" draw:type="NonPrimitive" draw:enhanced-path="M 1000 404 L 1000 0 0 0 0 404 Z"/>
        </draw:custom-shape>
        <draw:custom-shape draw:name="InstanceName" draw:style-name="SolidLine" draw:text-style-name="P2" draw:layer="layout" svg:width="4cm" svg:height="1.62cm" svg:x="1cm" svg:y="5cm">
          <text:p text:style-name="P1">
<text:span text:style-name="T1">InstanceName:ClassName</text:span> </text:p>
          <draw:enhanced-geometry svg:viewBox="0 0 1000 404" draw:text-areas="0 0 1000 404" draw:type="NonPrimitive" draw:enhanced-path="M 1000 404 L 1000 0 0 0 0 404 Z"/>
        </draw:custom-shape>
        <draw:custom-shape draw:name="PackageName" draw:style-name="SolidLine" draw:text-style-name="P1" draw:layer="layout" svg:width="4cm" svg:height="2.87cm" svg:x="1cm" svg:y="8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PackageName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ComponentName" draw:style-name="SolidLine" draw:text-style-name="P2" draw:layer="layout" svg:width="6cm" svg:height="2.87cm" svg:x="1cm" svg:y="13cm">
          <text:p text:style-name="P1">ComponentName</text:p>
          <draw:enhanced-geometry svg:viewBox="0 0 1000 478" draw:text-areas="59 108 941 371" draw:type="NonPrimitive" draw:enhanced-path="M 0 0 L 1000 0 1000 478 0 478 Z N M 824 57 L 824 34 948 34 948 215 824 215 824 192 N M 824 134 L 824 109 Z M 796 57 L 873 57 873 109 796 109 Z N M 796 134 L 873 134 873 192 796 192 Z N"/>
        </draw:custom-shape>
        <draw:custom-shape draw:name="AssemblyConnector" draw:style-name="SolidLine" draw:text-style-name="P2" draw:layer="layout" svg:width="6cm" svg:height="1.07cm" svg:x="1cm" svg:y="19cm">
          <text:p text:style-name="P1">Assembly Connector</text:p>
          <draw:enhanced-geometry svg:viewBox="0 0 1000 178" draw:text-areas="0 178 1000 291" draw:type="NonPrimitive" draw:enhanced-path="M 0 89 L 415 89 M 1000 89 L 573 89 U 514 89 118 118 0 360 Z U 504 89 178 178 90 270"/>
        </draw:custom-shape>
        <draw:custom-shape draw:name="Collaboration" draw:style-name="gr1" draw:text-style-name="P2" draw:layer="layout" svg:width="2.163cm" svg:height="0.57cm" svg:x="2.918cm" svg:y="24.285cm">
          <text:p text:style-name="P1">Collaboration</text:p>
          <draw:enhanced-geometry svg:viewBox="0 0 1000 524" draw:text-areas="0 0 1000 524" draw:type="NonPrimitive" draw:enhanced-path="U 500 262 1000 524 0 360 Z N"/>
        </draw:custom-shape>
        <draw:custom-shape draw:name="Artifact" draw:style-name="SolidLine" draw:text-style-name="P2" draw:layer="layout" svg:width="6cm" svg:height="2.42cm" svg:x="11cm" svg:y="1cm">
          <text:p text:style-name="P1">Artifact</text:p>
          <draw:enhanced-geometry svg:viewBox="0 0 1000 403" draw:text-areas="0 0 1000 403" draw:type="NonPrimitive" draw:enhanced-path="M 0 0 L 1000 0 1000 403 0 403 Z M 861 24 L 861 130 942 130 942 44 915 24 Z M 942 44 L 915 44 915 24 Z"/>
        </draw:custom-shape>
        <draw:custom-shape draw:name="Node" draw:style-name="SolidLine" draw:text-style-name="P2" draw:layer="layout" svg:width="6cm" svg:height="2.41cm" svg:x="11cm" svg:y="5.5cm">
          <text:p text:style-name="P1">Node</text:p>
          <draw:enhanced-geometry svg:viewBox="0 0 1000 402" draw:text-areas="0 0 1000 402" draw:type="NonPrimitive" draw:enhanced-path="M 0 45 L 936 45 936 402 0 402 Z M 0 45 L 59 0 1000 0 1000 353 936 402 M 1000 0 L 936 45 Z"/>
        </draw:custom-shape>
        <draw:custom-shape draw:name="DeploymentWithSpecification" draw:style-name="SolidLine" draw:text-style-name="P2" draw:layer="layout" svg:width="6cm" svg:height="4.1cm" svg:x="11cm" svg:y="10cm">
          <text:p text:style-name="P1">Deployment</text:p>
          <draw:enhanced-geometry svg:viewBox="0 0 1000 683" draw:text-areas="0 0 1000 $0" draw:type="NonPrimitive" draw:modifiers="380" draw:enhanced-path="M 0 0 L 1000 0 1000 683 0 683 Z M 0 $0 L 1000 $0">
            <draw:handle draw:handle-position="500 $0" draw:handle-range-y-minimum="top" draw:handle-range-y-maximum="bottom"/>
          </draw:enhanced-geometry>
        </draw:custom-shape>
        <draw:custom-shape draw:name="SwimLaneVeritcalAssymetric" draw:style-name="SolidLine" draw:text-style-name="P2" draw:layer="layout" svg:width="4cm" svg:height="2.73cm" svg:x="10.53cm" svg:y="15.42cm">
          <text:p text:style-name="P1">Swimlane One</text:p>
          <draw:enhanced-geometry svg:viewBox="0 0 1000 683" draw:text-areas="$0 0 $1 683" draw:type="NonPrimitive" draw:modifiers="200 800" draw:enhanced-path="M 0 0 L 1000 0 1000 683 0 683 Z M $0 0 L $0 683 M $1 0 L $1 683">
            <draw:handle draw:handle-position="$0 341" draw:handle-range-x-minimum="left" draw:handle-range-x-maximum="$1"/>
            <draw:handle draw:handle-position="$1 341" draw:handle-range-x-minimum="$0" draw:handle-range-x-maximum="right"/>
          </draw:enhanced-geometry>
        </draw:custom-shape>
        <draw:custom-shape draw:name="SwimLaneVeritcalSymetric" draw:style-name="SolidLine" draw:text-style-name="P2" draw:layer="layout" svg:width="4cm" svg:height="2.73cm" svg:x="14.89cm" svg:y="15.42cm">
          <text:p text:style-name="P1">Swimlane Two</text:p>
          <draw:enhanced-geometry svg:viewBox="0 0 1000 683" draw:text-areas="$0 0 ?f0 683" draw:type="NonPrimitive" draw:modifiers="200" draw:enhanced-path="M 0 0 L 1000 0 1000 683 0 683 Z M $0 0 L $0 683 M ?f0 0 L ?f0 683">
            <draw:equation draw:name="f0" draw:formula="(1000-$0)"/>
            <draw:equation draw:name="f1" draw:formula="(right / 2)"/>
            <draw:handle draw:handle-position="$0 341" draw:handle-range-x-minimum="left" draw:handle-range-x-maximum="?f1"/>
          </draw:enhanced-geometry>
        </draw:custom-shape>
        <draw:custom-shape draw:name="SwimLaneHorizontalAssymetric" draw:style-name="SolidLine" draw:text-style-name="P2" draw:layer="layout" svg:width="4cm" svg:height="2.73cm" svg:x="10.53cm" svg:y="18.53cm">
          <text:p text:style-name="P1">Swimlane Three</text:p>
          <draw:enhanced-geometry svg:viewBox="0 0 1000 683" draw:text-areas="0 $0 1000 $1" draw:type="NonPrimitive" draw:modifiers="137 546" draw:enhanced-path="M 0 0 L 1000 0 1000 683 0 683 Z M 0 $0 L 1000 $0 M 0 $1 L 1000 $1">
            <draw:handle draw:handle-position="500 $0" draw:handle-range-y-minimum="top" draw:handle-range-y-maximum="$1"/>
            <draw:handle draw:handle-position="500 $1" draw:handle-range-y-minimum="$0" draw:handle-range-y-maximum="bottom"/>
          </draw:enhanced-geometry>
        </draw:custom-shape>
        <draw:custom-shape draw:name="SwimLaneVeritcalSymetric" draw:style-name="SolidLine" draw:text-style-name="P2" draw:layer="layout" svg:width="4cm" svg:height="2.73cm" svg:x="14.89cm" svg:y="18.53cm">
          <text:p text:style-name="P1">Swimlane Four</text:p>
          <draw:enhanced-geometry svg:viewBox="0 0 1000 683" draw:text-areas="0 $0 1000 ?f0" draw:type="NonPrimitive" draw:modifiers="137" draw:enhanced-path="M 0 0 L 1000 0 1000 683 0 683 Z M 0 $0 L 1000 $0 M 0 ?f0 L 1000 ?f0">
            <draw:equation draw:name="f0" draw:formula="(683-$0)"/>
            <draw:equation draw:name="f1" draw:formula="(bottom / 2)"/>
            <draw:handle draw:handle-position="500 $0" draw:handle-range-y-minimum="left" draw:handle-range-y-maximum="?f1"/>
          </draw:enhanced-geometry>
        </draw:custom-shape>
        <draw:custom-shape draw:name="Actor" draw:style-name="SolidLine" draw:text-style-name="P2" draw:layer="layout" svg:width="2.205cm" svg:height="3cm" svg:x="12.9cm" svg:y="22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Actor</text:p>
          <draw:enhanced-geometry svg:viewBox="0 0 675 1000" draw:text-areas="-100 1000 775 1200" draw:type="NonPrimitive" draw:enhanced-path="M 338 260 L 338 605 N M 0 385 L 675 385 N M 338 605 L 0 1000 N M 338 605 L 675 1000 N U 338 130 260 260 0 360 Z N"/>
        </draw:custom-shape>
      </draw:page>
      <draw:page draw:name="Activities, Interactions" draw:style-name="dp1" draw:master-page-name="Default">
        <office:forms form:automatic-focus="false" form:apply-design-mode="false"/>
        <draw:custom-shape draw:name="AcceptEventAction1" draw:style-name="SolidLine" draw:text-style-name="P2" draw:layer="layout" svg:width="4cm" svg:height="3.62cm" svg:x="1cm" svg:y="1cm">
          <draw:glue-point draw:id="4" svg:x="-2.82cm" svg:y="-0.005cm" draw:escape-direction="left"/>
          <text:p text:style-name="P1">Accept Event Action 1</text:p>
          <draw:enhanced-geometry svg:viewBox="0 0 1000 907" draw:text-areas="0 907 1000 1039" draw:type="NonPrimitive" draw:enhanced-path="M 0 0 L 218 453 0 907 1000 907 1000 0 Z N"/>
        </draw:custom-shape>
        <draw:custom-shape draw:name="AcceptEventAction2" draw:style-name="SolidLine" draw:text-style-name="P2" draw:layer="layout" svg:width="3cm" svg:height="2.86cm" svg:x="1cm" svg:y="7.5cm">
          <draw:glue-point draw:id="4" svg:x="0cm" svg:y="0cm" draw:escape-direction="horizontal"/>
          <text:p text:style-name="P1">Accept Event Action 2</text:p>
          <draw:enhanced-geometry svg:viewBox="0 0 1000 953" draw:text-areas="0 953 1000 1083" draw:type="NonPrimitive" draw:enhanced-path="M 0 0 L 1000 0 0 953 1000 953 Z N"/>
        </draw:custom-shape>
        <draw:custom-shape draw:name="Action" draw:style-name="SolidLine" draw:text-style-name="P2" draw:layer="layout" svg:width="3cm" svg:height="2.52cm" svg:x="1cm" svg:y="13.5cm">
          <text:p text:style-name="P1">Action</text:p>
          <draw:enhanced-geometry svg:viewBox="0 0 1000 631" draw:text-areas="0 0 1000 631" draw:type="NonPrimitive" draw:enhanced-path="M 0 101 Y 101 0 L 899 0 X 1000 101 L 1000 530 Y 899 631 L 101 631 X 0 530 Z"/>
        </draw:custom-shape>
        <draw:g>
          <draw:custom-shape draw:name="ActivityFinalOutside" draw:style-name="SolidLine" draw:layer="layout" svg:width="1cm" svg:height="1cm" svg:x="2cm" svg:y="18cm">
            <text:p/>
            <draw:enhanced-geometry svg:viewBox="0 0 1000 1000" draw:type="NonPrimitive" draw:enhanced-path="U 500 500 1000 1000 0 360 Z N F"/>
          </draw:custom-shape>
          <draw:custom-shape draw:name="ActivityFinalInside" draw:style-name="gr2" draw:layer="layout" svg:width="1cm" svg:height="1cm" svg:x="2cm" svg:y="18cm">
            <draw:glue-point draw:id="4" svg:x="0cm" svg:y="0cm"/>
            <text:p/>
            <draw:enhanced-geometry svg:viewBox="0 0 1000 1000" draw:type="NonPrimitive" draw:enhanced-path="U 500 500 700 700 0 360 Z N"/>
          </draw:custom-shape>
        </draw:g>
        <draw:frame draw:style-name="gr3" draw:layer="layout" svg:width="2.75cm" svg:height="0.569cm" svg:x="1cm" svg:y="19.5cm">
          <draw:text-box>
            <text:p text:style-name="P1">Activity Final</text:p>
          </draw:text-box>
        </draw:frame>
        <draw:custom-shape draw:name="Decision" draw:style-name="SolidLine" draw:text-style-name="P2" draw:layer="layout" svg:width="1.69cm" svg:height="3cm" svg:x="2cm" svg:y="22cm">
          <draw:glue-point draw:id="4" svg:x="0cm" svg:y="0cm"/>
          <text:p text:style-name="P1">Decision</text:p>
          <draw:enhanced-geometry svg:viewBox="0 0 563 1000" draw:text-areas="0 1000 563 1130" draw:type="NonPrimitive" draw:enhanced-path="M 281 0 L 563 500 281 1000 0 500 Z N"/>
        </draw:custom-shape>
        <draw:custom-shape draw:name="FlowFinal" draw:style-name="SolidLine" draw:layer="layout" svg:width="1cm" svg:height="1cm" svg:x="11cm" svg:y="1cm">
          <draw:glue-point draw:id="4" svg:x="0cm" svg:y="0cm"/>
          <text:p/>
          <draw:enhanced-geometry svg:viewBox="0 0 1000 1000" draw:type="NonPrimitive" draw:enhanced-path="U 500 500 1000 1000 0 360 Z N M 146 146 L 854 854 N M 854 146 L 146 854 N"/>
        </draw:custom-shape>
        <draw:frame draw:style-name="gr3" draw:layer="layout" svg:width="2.5cm" svg:height="0.569cm" svg:x="10.25cm" svg:y="2cm">
          <draw:text-box>
            <text:p text:style-name="P1">Flow Final</text:p>
          </draw:text-box>
        </draw:frame>
        <draw:custom-shape draw:name="Stop" draw:style-name="SolidLine" draw:layer="layout" svg:width="1cm" svg:height="1cm" svg:x="18cm" svg:y="1cm">
          <draw:glue-point draw:id="4" svg:x="0cm" svg:y="0cm"/>
          <text:p/>
          <draw:enhanced-geometry svg:viewBox="0 0 1000 1000" draw:type="NonPrimitive" draw:enhanced-path="M 146 146 L 854 854 N M 854 146 L 146 854 N"/>
        </draw:custom-shape>
        <draw:frame draw:style-name="gr3" draw:layer="layout" svg:width="2.5cm" svg:height="0.569cm" svg:x="17.25cm" svg:y="2cm">
          <draw:text-box>
            <text:p text:style-name="P1">Stop</text:p>
          </draw:text-box>
        </draw:frame>
        <draw:custom-shape draw:name="InitialNode" draw:style-name="gr2" draw:layer="layout" svg:width="1cm" svg:height="1cm" svg:x="11cm" svg:y="4.5cm">
          <draw:glue-point draw:id="4" svg:x="0cm" svg:y="0cm"/>
          <text:p/>
          <draw:enhanced-geometry svg:viewBox="0 0 1000 1000" draw:type="NonPrimitive" draw:enhanced-path="U 500 500 700 700 0 360 Z N"/>
        </draw:custom-shape>
        <draw:frame draw:style-name="gr3" draw:layer="layout" svg:width="2.5cm" svg:height="0.569cm" svg:x="10.25cm" svg:y="6cm">
          <draw:text-box>
            <text:p text:style-name="P1">Initial Node</text:p>
          </draw:text-box>
        </draw:frame>
        <draw:custom-shape draw:name="ParameterSet" draw:style-name="SolidLine" draw:layer="layout" svg:width="4cm" svg:height="2.24cm" svg:x="16cm" svg:y="4.5cm">
          <draw:glue-point draw:id="4" svg:x="1.035cm" svg:y="0cm"/>
          <text:p text:style-name="P1">Parameter Set</text:p>
          <draw:enhanced-geometry svg:viewBox="0 0 1000 559" draw:text-areas="0 559 1000 689" draw:type="NonPrimitive" draw:enhanced-path="M 207 171 L 0 171 0 388 207 388 N M 207 181 L 10 181 10 378 207 378 N M 207 72 Y 278 0 L 928 0 X 1000 72 L 1000 487 Y 928 559 L 278 559 X 207 487 Z N"/>
        </draw:custom-shape>
        <draw:custom-shape draw:name="ObjectNode1" draw:style-name="SolidLine" draw:layer="layout" svg:width="4cm" svg:height="2.24cm" svg:x="10cm" svg:y="8.5cm">
          <draw:glue-point draw:id="4" svg:x="1.035cm" svg:y="0cm"/>
          <text:p text:style-name="P1">Object Node 1</text:p>
          <draw:enhanced-geometry svg:viewBox="0 0 1000 559" draw:text-areas="0 559 1000 689" draw:type="NonPrimitive" draw:enhanced-path="M 207 171 L 0 171 0 388 207 388 N M 207 72 Y 278 0 L 928 0 X 1000 72 L 1000 487 Y 928 559 L 278 559 X 207 487 Z N"/>
        </draw:custom-shape>
        <draw:custom-shape draw:name="ObjectNode2" draw:style-name="SolidLine" draw:layer="layout" svg:width="4cm" svg:height="2.78cm" svg:x="16cm" svg:y="8.5cm">
          <draw:glue-point draw:id="4" svg:x="0cm" svg:y="0cm"/>
          <text:p text:style-name="P1">Object Node 2</text:p>
          <draw:enhanced-geometry svg:viewBox="0 0 1000 694" draw:text-areas="0 694 1000 824" draw:type="NonPrimitive" draw:enhanced-path="M 0 0 L 808 0 1000 347 808 694 0 694 192 347 Z N"/>
        </draw:custom-shape>
        <draw:custom-shape draw:name="SendSignal" draw:style-name="SolidLine" draw:layer="layout" svg:width="4cm" svg:height="3.6cm" svg:x="10cm" svg:y="16cm">
          <draw:glue-point draw:id="4" svg:x="-1.025cm" svg:y="0cm"/>
          <text:p text:style-name="P1">Send Signal</text:p>
          <draw:enhanced-geometry svg:viewBox="0 0 1000 899" draw:text-areas="0 899 1000 1030" draw:type="NonPrimitive" draw:enhanced-path="M 0 0 L 795 0 1000 449 795 899 0 899 Z N"/>
        </draw:custom-shape>
        <draw:custom-shape draw:name="ReceiveSignal" draw:style-name="SolidLine" draw:layer="layout" svg:width="4cm" svg:height="3.6cm" svg:x="16cm" svg:y="16cm">
          <draw:glue-point draw:id="4" svg:x="-1.025cm" svg:y="0cm"/>
          <text:p text:style-name="P1">Receive Signal</text:p>
          <draw:enhanced-geometry svg:viewBox="0 0 1000 899" draw:text-areas="0 899 1000 1030" draw:type="NonPrimitive" draw:enhanced-path="M 0 0 L 1000 0 795 449 1000 899 0 899 Z N"/>
        </draw:custom-shape>
        <draw:custom-shape draw:name="Condition" draw:style-name="SolidLine" draw:layer="layout" svg:width="5cm" svg:height="1.38cm" svg:x="15.5cm" svg:y="13cm">
          <draw:glue-point draw:id="4" svg:x="0cm" svg:y="0cm"/>
          <text:p text:style-name="P1">Condition</text:p>
          <draw:enhanced-geometry svg:viewBox="0 0 1000 276" draw:text-areas="0 0 1000 276" draw:type="NonPrimitive" draw:enhanced-path="M 0 0 L 897 0 897 112 1000 112 1000 276 0 276 Z N M 897 0 L 1000 112 N"/>
        </draw:custom-shape>
        <draw:custom-shape draw:name="Frame" draw:style-name="SolidLine" draw:layer="layout" svg:width="6cm" svg:height="4.49cm" svg:x="10cm" svg:y="22.5cm">
          <draw:glue-point draw:id="4" svg:x="0cm" svg:y="0cm"/>
          <text:p text:style-name="P1">Frame</text:p>
          <draw:enhanced-geometry svg:viewBox="0 0 1000 748" draw:text-areas="0 0 $3 $2" draw:type="NonPrimitive" draw:modifiers="1000 748 114 742" draw:enhanced-path="M 0 0 L $0 0 $0 $1 0 $1 Z N M 0 $2 L ?f0 $2 $3 ?f1 $3 0 N">
            <draw:equation draw:name="f0" draw:formula="($3-45)"/>
            <draw:equation draw:name="f1" draw:formula="($2-45)"/>
            <draw:handle draw:handle-position="$0 374" draw:handle-range-x-minimum="left" draw:handle-range-x-maximum="10000"/>
            <draw:handle draw:handle-position="500 $1" draw:handle-range-y-minimum="top" draw:handle-range-y-maximum="10000"/>
            <draw:handle draw:handle-position="348 $2" draw:handle-range-y-minimum="top" draw:handle-range-y-maximum="bottom"/>
            <draw:handle draw:handle-position="$3 31" draw:handle-range-x-minimum="left" draw:handle-range-x-maximum="right"/>
          </draw:enhanced-geometry>
        </draw:custom-shape>
      </draw:page>
      <draw:page draw:name="Paths" draw:style-name="dp1" draw:master-page-name="Default">
        <office:forms form:automatic-focus="false" form:apply-design-mode="false"/>
        <draw:connector draw:style-name="gr4" draw:text-style-name="P1" draw:layer="layout" svg:x1="1cm" svg:y1="1cm" svg:x2="8cm" svg:y2="1cm" svg:d="M1000 1000h7000" svg:viewBox="0 0 7001 1">
          <text:p/>
        </draw:connector>
        <draw:frame draw:style-name="gr3" draw:layer="layout" svg:width="3.5cm" svg:height="0.569cm" svg:x="2.75cm" svg:y="1.5cm">
          <draw:text-box>
            <text:p text:style-name="P1">Interface</text:p>
          </draw:text-box>
        </draw:frame>
        <draw:connector draw:style-name="gr5" draw:text-style-name="P1" draw:layer="layout" svg:x1="1cm" svg:y1="3.5cm" svg:x2="8cm" svg:y2="3.5cm" svg:d="M1000 3500h7000" svg:viewBox="0 0 7001 1">
          <text:p/>
        </draw:connector>
        <draw:frame draw:style-name="gr3" draw:layer="layout" svg:width="3.5cm" svg:height="0.569cm" svg:x="2.75cm" svg:y="4cm">
          <draw:text-box>
            <text:p text:style-name="P1">Aggregation</text:p>
          </draw:text-box>
        </draw:frame>
        <draw:connector draw:style-name="gr6" draw:text-style-name="P1" draw:layer="layout" svg:x1="1cm" svg:y1="6cm" svg:x2="8cm" svg:y2="6cm" svg:d="M1000 6000h7000" svg:viewBox="0 0 7001 1">
          <text:p/>
        </draw:connector>
        <draw:frame draw:style-name="gr3" draw:layer="layout" svg:width="3.5cm" svg:height="0.569cm" svg:x="2.75cm" svg:y="6.5cm">
          <draw:text-box>
            <text:p text:style-name="P1">Association</text:p>
          </draw:text-box>
        </draw:frame>
        <draw:connector draw:style-name="gr7" draw:text-style-name="P1" draw:layer="layout" svg:x1="1cm" svg:y1="8.5cm" svg:x2="8cm" svg:y2="8.5cm" svg:d="M1000 8500h7000" svg:viewBox="0 0 7001 1">
          <text:p/>
        </draw:connector>
        <draw:frame draw:style-name="gr3" draw:layer="layout" svg:width="3.5cm" svg:height="0.569cm" svg:x="2.75cm" svg:y="9cm">
          <draw:text-box>
            <text:p text:style-name="P1">Composition</text:p>
          </draw:text-box>
        </draw:frame>
        <draw:connector draw:style-name="gr8" draw:text-style-name="P1" draw:layer="layout" svg:x1="1cm" svg:y1="11cm" svg:x2="8cm" svg:y2="11cm" svg:d="M1000 11000h7000" svg:viewBox="0 0 7001 1">
          <text:p/>
        </draw:connector>
        <draw:frame draw:style-name="gr3" draw:layer="layout" svg:width="3.5cm" svg:height="0.569cm" svg:x="2.75cm" svg:y="11.5cm">
          <draw:text-box>
            <text:p text:style-name="P1">Dependency</text:p>
          </draw:text-box>
        </draw:frame>
        <draw:connector draw:style-name="gr9" draw:text-style-name="P1" draw:layer="layout" svg:x1="1cm" svg:y1="13.5cm" svg:x2="8cm" svg:y2="13.5cm" svg:d="M1000 13500h7000" svg:viewBox="0 0 7001 1">
          <text:p/>
        </draw:connector>
        <draw:frame draw:style-name="gr3" draw:layer="layout" svg:width="3.5cm" svg:height="0.569cm" svg:x="2.75cm" svg:y="14cm">
          <draw:text-box>
            <text:p text:style-name="P1">Generalization</text:p>
          </draw:text-box>
        </draw:frame>
        <draw:connector draw:style-name="gr10" draw:text-style-name="P1" draw:layer="layout" svg:x1="1cm" svg:y1="16cm" svg:x2="8cm" svg:y2="16cm" svg:d="M1000 16000h7000" svg:viewBox="0 0 7001 1">
          <text:p/>
        </draw:connector>
        <draw:frame draw:style-name="gr3" draw:layer="layout" svg:width="3.5cm" svg:height="0.569cm" svg:x="2.75cm" svg:y="16.5cm">
          <draw:text-box>
            <text:p text:style-name="P1">Interface Realization</text:p>
          </draw:text-box>
        </draw:frame>
        <draw:connector draw:style-name="gr11" draw:text-style-name="P1" draw:layer="layout" svg:x1="1cm" svg:y1="18.5cm" svg:x2="8cm" svg:y2="18.5cm" svg:d="M1000 18500h7000" svg:viewBox="0 0 7001 1">
          <text:p/>
        </draw:connector>
        <draw:frame draw:style-name="gr3" draw:layer="layout" svg:width="3.5cm" svg:height="0.569cm" svg:x="2.75cm" svg:y="19cm">
          <draw:text-box>
            <text:p text:style-name="P1">Uses Interface</text:p>
          </draw:text-box>
        </draw:frame>
        <draw:connector draw:style-name="standard" draw:text-style-name="P1" draw:layer="layout" svg:x1="1cm" svg:y1="21cm" svg:x2="8cm" svg:y2="21cm" svg:d="M1000 21000h7000" svg:viewBox="0 0 7001 1">
          <text:p/>
        </draw:connector>
        <draw:frame draw:style-name="gr3" draw:layer="layout" svg:width="3.5cm" svg:height="0.569cm" svg:x="2.75cm" svg:y="21.5cm">
          <draw:text-box>
            <text:p text:style-name="P1">Connector</text:p>
          </draw:text-box>
        </draw:frame>
        <draw:connector draw:style-name="gr12" draw:text-style-name="P1" draw:layer="layout" svg:x1="1cm" svg:y1="23.5cm" svg:x2="8cm" svg:y2="23.5cm" svg:d="M1000 23500h7000" svg:viewBox="0 0 7001 1">
          <text:p/>
        </draw:connector>
        <draw:frame draw:style-name="gr3" draw:layer="layout" svg:width="3.5cm" svg:height="0.569cm" svg:x="2.75cm" svg:y="24cm">
          <draw:text-box>
            <text:p text:style-name="P1">Role Bind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100 200" svg:d="M0 200l50-200 50 200h-4l-46-196-46 196z"/>
    <draw:marker draw:name="FilledDiamond" svg:viewBox="0 0 10 20" svg:d="M5 0l5 10-5 10-5-10z"/>
    <draw:marker draw:name="StrokedCircle" svg:viewBox="0 0 100 100" svg:d="M100 50v4l-1 5-1 4-1 4-2 4-2 4-2 4-3 3-3 3-3 3-3 3-4 2-4 2-4 2-4 1-4 1-5 1h-4-4l-5-1-4-1-4-1-4-2-4-2-4-2-3-3-3-3-3-3-3-3-2-4-2-4-2-4-1-4-1-4-1-5v-4-4l1-5 1-4 1-4 2-4 2-4 2-4 3-3 3-3 3-3 3-3 4-2 4-2 4-2 4-1 4-1 5-1h4 4l5 1 4 1 4 1 4 2 4 2 4 2 3 3 3 3 3 3 3 3 2 4 2 4 2 4 1 4 1 4 1 5v4h-3v-4l-1-4-1-4-1-4-1-4-2-4-2-3-3-3-3-3-3-3-3-3-3-2-4-2-4-1-4-1-4-1-4-1h-4-4l-4 1-4 1-4 1-4 1-4 2-3 2-3 3-3 3-3 3-3 3-2 3-2 4-1 4-1 4-1 4-1 4v4 4l1 4 1 4 1 4 1 4 2 4 2 3 3 3 3 3 3 3 3 3 3 2 4 2 4 1 4 1 4 1 4 1h4 4l4-1 4-1 4-1 4-1 4-2 3-2 3-3 3-3 3-3 3-3 2-3 2-4 1-4 1-4 1-4 1-4v-4z"/>
    <draw:marker draw:name="StrokedDiamond" svg:viewBox="0 0 100 200" svg:d="M50 0l50 100-50 100-50-100 50-100v4l46 96-46 96-46-96 46-96z"/>
    <draw:marker draw:name="StrokedHalfCircle" svg:viewBox="0 0 100 50" svg:d="M100 0v4l-1 5-1 4-1 4-2 4-2 4-2 4-3 3-3 3-3 3-3 3-4 2-4 2-4 2-4 1-4 1-5 1h-4-4l-5-1-4-1-4-1-4-2-4-2-4-2-3-3-3-3-3-3-3-3-2-4-2-4-2-4-1-4-1-4-1-5v-4h3v4l1 4 1 4 1 4 1 4 2 4 2 3 3 3 3 3 3 3 3 3 3 2 4 2 4 1 4 1 4 1 4 1h4 4l4-1 4-1 4-1 4-1 4-2 3-2 3-3 3-3 3-3 3-3 2-3 2-4 1-4 1-4 1-4 1-4v-4"/>
    <draw:marker draw:name="StrokedTriangle" svg:viewBox="0 0 100 100" svg:d="M0 100l50-100 50 96h-4l-46-92-46 92h96v4z"/>
    <draw:stroke-dash draw:name="Dashed_20__28_var_29__20_2" draw:display-name="Dashed (var) 2" draw:style="rect" draw:dots1="1" draw:dots1-length="0.02cm" draw:dots2="1" draw:dots2-length="0.02cm" draw:distance="0.02cm"/>
    <draw:stroke-dash draw:name="UML_20_Dash" draw:display-name="UML Dash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2" draw:fill="none" draw:fill-gradient-name="Gradient_20_8" draw:fill-hatch-name="Hatch_20_1" draw:fill-image-name="Bitmape_20_1" draw:auto-grow-height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8pt"/>
    </style:style>
    <style:style style:name="SolidLine" style:family="graphic" style:parent-style-name="standard">
      <style:graphic-properties draw:stroke="solid" draw:stroke-dash="Dashed_20__28_var_29_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</office:styles>
  <office:automatic-styles>
    <style:page-layout style:name="PM0">
      <style:page-layout-properties fo:margin-top="0.635cm" fo:margin-bottom="0.538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$Windows_x86 LibreOffice_project/3a87456aaa6a95c63eea1c1b3201acedf0751bd5</meta:generator>
    <dc:title>Custom OO Shapes - http://www.lautman.net/mark/coo/index.html</dc:title>
    <dc:subject>UML Diagrams</dc:subject>
    <meta:initial-creator>Mark Lautman</meta:initial-creator>
    <meta:creation-date>2006-09-20T15:50:15</meta:creation-date>
    <dc:date>2015-09-13T16:25:16.675175449</dc:date>
    <meta:editing-cycles>9</meta:editing-cycles>
    <meta:editing-duration>PT20M51S</meta:editing-duration>
    <dc:creator>abba </dc:creator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